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7.04   |   <text:a xlink:type="simple" xlink:href="http://palinfo.habago.org/Entry?Command=Information_PrintForum#FORUM40407"><text:span text:style-name="T1">#</text:span></text:a></text:p>
      <text:p text:style-name="P2">我創造了你～Jim Willis</text:p>
      <text:p text:style-name="P2">我看著收容所中被囚禁的動物…那些被人類社會所遺棄的動物。</text:p>
      <text:p text:style-name="P2"/>
      <text:p text:style-name="P2">我在牠們眼中見到愛、希望、恐懼與害怕、悲傷與背叛。</text:p>
      <text:p text:style-name="P2"/>
      <text:p text:style-name="P2">我心中感到一股憤怒。</text:p>
      <text:p text:style-name="P2"/>
      <text:p text:style-name="P2">「上帝啊」，我說，「這是何等恐怖！你為何不做些什麼？」</text:p>
      <text:p text:style-name="P2"/>
      <text:p text:style-name="P2">上帝沉默了一會兒，然後輕輕地說。</text:p>
      <text:p text:style-name="P2"/>
      <text:p text:style-name="P2">「我做了」，祂回答。</text:p>
      <text:p text:style-name="P2"/>
      <text:p text:style-name="P2">「我創造了你。」</text:p>
      <text:p text:style-name="P2"/>
      <text:p text:style-name="P2">～Jim Willis，1999</text:p>
      <text:p text:style-name="P2"/>
      <text:p text:style-name="P2">I looked at all the caged animals in the shelter...the cast-offs of human society.</text:p>
      <text:p text:style-name="P2">I saw in their eyes love and hope, fear and dread, sadness and betrayal.</text:p>
      <text:p text:style-name="P2">And I was angry.</text:p>
      <text:p text:style-name="P2">“God,” I said, “this is terrible! Why don't you do something?”</text:p>
      <text:p text:style-name="P2">God was silent for a moment and then He spoke softly.</text:p>
      <text:p text:style-name="P2">“I have done something,” He replied.</text:p>
      <text:p text:style-name="P2">“I created You.”</text:p>
      <text:p text:style-name="P2"/>
      <text:p text:style-name="P2">～Jim Willis，199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